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4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niform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0" table:number-rows-spanned="1">
            <text:p>Uniform density 4th order colella s=2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number-columns-repeated="3" office:value-type="float" office:value="16">
            <text:p>16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484E-15 </text:p>
          </table:table-cell>
          <table:table-cell/>
          <table:table-cell table:style-name="ce2" office:value-type="string">
            <text:p><text:s/>0.569E-15 </text:p>
          </table:table-cell>
          <table:table-cell/>
          <table:table-cell table:style-name="ce2" office:value-type="string">
            <text:p><text:s/>0.133E-1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32">
            <text:p>32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173E-14 </text:p>
          </table:table-cell>
          <table:table-cell table:formula="of:=LOG([.E3]/[.E4];2)" office:value-type="float" office:value="-1.83769308524949">
            <text:p>-1.8376930852</text:p>
          </table:table-cell>
          <table:table-cell table:style-name="ce2" office:value-type="string">
            <text:p><text:s/>0.206E-14 </text:p>
          </table:table-cell>
          <table:table-cell table:formula="of:=LOG([.G3]/[.G4];2)" office:value-type="float" office:value="-1.856143779764">
            <text:p>-1.8561437798</text:p>
          </table:table-cell>
          <table:table-cell table:style-name="ce2" office:value-type="string">
            <text:p><text:s/>0.472E-14</text:p>
          </table:table-cell>
          <table:table-cell table:formula="of:=LOG([.I3]/[.I4];2)" office:value-type="float" office:value="-1.82736061386065">
            <text:p>-1.827360613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4">
            <text:p>64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628E-14 </text:p>
          </table:table-cell>
          <table:table-cell table:formula="of:=LOG([.E4]/[.E5];2)" office:value-type="float" office:value="-1.8599925212549">
            <text:p>-1.8599925213</text:p>
          </table:table-cell>
          <table:table-cell table:style-name="ce2" office:value-type="string">
            <text:p><text:s/>0.763E-14 </text:p>
          </table:table-cell>
          <table:table-cell table:formula="of:=LOG([.G4]/[.G5];2)" office:value-type="float" office:value="-1.88903871965131">
            <text:p>-1.8890387197</text:p>
          </table:table-cell>
          <table:table-cell table:style-name="ce2" office:value-type="string">
            <text:p><text:s/>0.173E-13</text:p>
          </table:table-cell>
          <table:table-cell table:formula="of:=LOG([.I4]/[.I5];2)" office:value-type="float" office:value="-1.87391327316225">
            <text:p>-1.8739132732</text:p>
          </table:table-cell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4"/>
          <table:table-cell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8">
          <table:table-cell table:number-columns-repeated="18"/>
        </table:table-row>
        <table:table-row table:style-name="ro1" table:number-rows-repeated="4">
          <table:table-cell table:number-columns-repeated="13"/>
          <table:table-cell table:style-name="ce2" table:number-columns-repeated="3"/>
          <table:table-cell table:number-columns-repeated="2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104851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inusoid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Sinusoid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592E-02 </text:p>
          </table:table-cell>
          <table:table-cell/>
          <table:table-cell office:value-type="string">
            <text:p><text:s/>0.790E-02 </text:p>
          </table:table-cell>
          <table:table-cell/>
          <table:table-cell office:value-type="string">
            <text:p><text:s/>0.242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363E-03 </text:p>
          </table:table-cell>
          <table:table-cell table:formula="of:=LOG([.E3]/[.E4];2)" office:value-type="float" office:value="4.02755572252056">
            <text:p>4.0275557225</text:p>
          </table:table-cell>
          <table:table-cell office:value-type="string">
            <text:p><text:s/>0.511E-03 </text:p>
          </table:table-cell>
          <table:table-cell table:formula="of:=LOG([.G3]/[.G4];2)" office:value-type="float" office:value="3.95045745701421">
            <text:p>3.950457457</text:p>
          </table:table-cell>
          <table:table-cell office:value-type="string">
            <text:p><text:s/>0.153E-02</text:p>
          </table:table-cell>
          <table:table-cell table:formula="of:=LOG([.I3]/[.I4];2)" office:value-type="float" office:value="3.98340348946931">
            <text:p>3.9834034895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16E-04 </text:p>
          </table:table-cell>
          <table:table-cell table:formula="of:=LOG([.E4]/[.E5];2)" office:value-type="float" office:value="4.07086633071965">
            <text:p>4.0708663307</text:p>
          </table:table-cell>
          <table:table-cell office:value-type="string">
            <text:p><text:s/>0.315E-04 </text:p>
          </table:table-cell>
          <table:table-cell table:formula="of:=LOG([.G4]/[.G5];2)" office:value-type="float" office:value="4.01989955743771">
            <text:p>4.0198995574</text:p>
          </table:table-cell>
          <table:table-cell office:value-type="string">
            <text:p><text:s/>0.991E-04</text:p>
          </table:table-cell>
          <table:table-cell table:formula="of:=LOG([.I4]/[.I5];2)" office:value-type="float" office:value="3.94850278528089">
            <text:p>3.9485027853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0E-05 </text:p>
          </table:table-cell>
          <table:table-cell table:formula="of:=LOG([.E5]/[.E6];2)" office:value-type="float" office:value="4.05444778402238">
            <text:p>4.054447784</text:p>
          </table:table-cell>
          <table:table-cell office:value-type="string">
            <text:p><text:s/>0.193E-05 </text:p>
          </table:table-cell>
          <table:table-cell table:formula="of:=LOG([.G5]/[.G6];2)" office:value-type="float" office:value="4.02867907600656">
            <text:p>4.028679076</text:p>
          </table:table-cell>
          <table:table-cell office:value-type="string">
            <text:p><text:s/>0.621E-05</text:p>
          </table:table-cell>
          <table:table-cell table:formula="of:=LOG([.I5]/[.I6];2)" office:value-type="float" office:value="3.99621988385337">
            <text:p>3.996219883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795E-07 </text:p>
          </table:table-cell>
          <table:table-cell table:formula="of:=LOG([.E6]/[.E7];2)" office:value-type="float" office:value="4.03141295263146">
            <text:p>4.0314129526</text:p>
          </table:table-cell>
          <table:table-cell office:value-type="string">
            <text:p><text:s/>0.120E-06 </text:p>
          </table:table-cell>
          <table:table-cell table:formula="of:=LOG([.G6]/[.G7];2)" office:value-type="float" office:value="4.00749453654692">
            <text:p>4.0074945365</text:p>
          </table:table-cell>
          <table:table-cell office:value-type="string">
            <text:p><text:s/>0.388E-06</text:p>
          </table:table-cell>
          <table:table-cell table:formula="of:=LOG([.I6]/[.I7];2)" office:value-type="float" office:value="4.00046471092072">
            <text:p>4.000464710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Sinusoid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-0.198E-06 </text:p>
          </table:table-cell>
          <table:table-cell office:value-type="string">
            <text:p><text:s/>0.803E-01 </text:p>
          </table:table-cell>
          <table:table-cell/>
          <table:table-cell office:value-type="string">
            <text:p><text:s/>0.107E+00 </text:p>
          </table:table-cell>
          <table:table-cell/>
          <table:table-cell office:value-type="string">
            <text:p><text:s/>0.410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-0.189E-06 </text:p>
          </table:table-cell>
          <table:table-cell office:value-type="string">
            <text:p><text:s/>0.478E-02 </text:p>
          </table:table-cell>
          <table:table-cell table:formula="of:=LOG([.E10]/[.E11];2)" office:value-type="float" office:value="4.07031746442393">
            <text:p>4.0703174644</text:p>
          </table:table-cell>
          <table:table-cell office:value-type="string">
            <text:p><text:s/>0.673E-02 </text:p>
          </table:table-cell>
          <table:table-cell table:formula="of:=LOG([.G10]/[.G11];2)" office:value-type="float" office:value="3.99086048156555">
            <text:p>3.9908604816</text:p>
          </table:table-cell>
          <table:table-cell office:value-type="string">
            <text:p><text:s/>0.251E-02</text:p>
          </table:table-cell>
          <table:table-cell table:formula="of:=LOG([.I10]/[.I11];2)" office:value-type="float" office:value="4.02986464044204">
            <text:p>4.029864640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-0.186E-06 </text:p>
          </table:table-cell>
          <table:table-cell office:value-type="string">
            <text:p><text:s/>0.282E-03 </text:p>
          </table:table-cell>
          <table:table-cell table:formula="of:=LOG([.E11]/[.E12];2)" office:value-type="float" office:value="4.08324355046932">
            <text:p>4.0832435505</text:p>
          </table:table-cell>
          <table:table-cell office:value-type="string">
            <text:p><text:s/>0.411E-03 </text:p>
          </table:table-cell>
          <table:table-cell table:formula="of:=LOG([.G11]/[.G12];2)" office:value-type="float" office:value="4.033396205816">
            <text:p>4.0333962058</text:p>
          </table:table-cell>
          <table:table-cell office:value-type="string">
            <text:p><text:s/>0.162E-03</text:p>
          </table:table-cell>
          <table:table-cell table:formula="of:=LOG([.I11]/[.I12];2)" office:value-type="float" office:value="3.95362164595351">
            <text:p>3.95362164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-0.186E-06 </text:p>
          </table:table-cell>
          <table:table-cell office:value-type="string">
            <text:p><text:s/>0.170E-04 </text:p>
          </table:table-cell>
          <table:table-cell table:formula="of:=LOG([.E12]/[.E13];2)" office:value-type="float" office:value="4.05208851114845">
            <text:p>4.0520885111</text:p>
          </table:table-cell>
          <table:table-cell office:value-type="string">
            <text:p><text:s/>0.252E-04 </text:p>
          </table:table-cell>
          <table:table-cell table:formula="of:=LOG([.G12]/[.G13];2)" office:value-type="float" office:value="4.02764275506913">
            <text:p>4.0276427551</text:p>
          </table:table-cell>
          <table:table-cell office:value-type="string">
            <text:p><text:s/>0.101E-04</text:p>
          </table:table-cell>
          <table:table-cell table:formula="of:=LOG([.I12]/[.I13];2)" office:value-type="float" office:value="4.00356661502019">
            <text:p>4.003566615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-0.186E-06 </text:p>
          </table:table-cell>
          <table:table-cell office:value-type="string">
            <text:p><text:s/>0.104E-05 </text:p>
          </table:table-cell>
          <table:table-cell table:formula="of:=LOG([.E13]/[.E14];2)" office:value-type="float" office:value="4.03087931288397">
            <text:p>4.0308793129</text:p>
          </table:table-cell>
          <table:table-cell office:value-type="string">
            <text:p><text:s/>0.156E-05 </text:p>
          </table:table-cell>
          <table:table-cell table:formula="of:=LOG([.G13]/[.G14];2)" office:value-type="float" office:value="4.01380579952503">
            <text:p>4.0138057995</text:p>
          </table:table-cell>
          <table:table-cell office:value-type="string">
            <text:p><text:s/>0.632E-06</text:p>
          </table:table-cell>
          <table:table-cell table:formula="of:=LOG([.I13]/[.I14];2)" office:value-type="float" office:value="3.99828692434942">
            <text:p>3.998286924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-0.186E-06 </text:p>
          </table:table-cell>
          <table:table-cell office:value-type="string">
            <text:p><text:s/>0.640E-07 </text:p>
          </table:table-cell>
          <table:table-cell table:formula="of:=LOG([.E14]/[.E15];2)" office:value-type="float" office:value="4.02236781302846">
            <text:p>4.022367813</text:p>
          </table:table-cell>
          <table:table-cell office:value-type="string">
            <text:p><text:s/>0.970E-07 </text:p>
          </table:table-cell>
          <table:table-cell table:formula="of:=LOG([.G14]/[.G15];2)" office:value-type="float" office:value="4.00741747156248">
            <text:p>4.0074174716</text:p>
          </table:table-cell>
          <table:table-cell office:value-type="string">
            <text:p><text:s/>0.394E-07</text:p>
          </table:table-cell>
          <table:table-cell table:formula="of:=LOG([.I14]/[.I15];2)" office:value-type="float" office:value="4.00365702360809">
            <text:p>4.0036570236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-0.186E-06 </text:p>
          </table:table-cell>
          <table:table-cell office:value-type="string">
            <text:p><text:s/>0.398E-08 </text:p>
          </table:table-cell>
          <table:table-cell table:formula="of:=LOG([.E15]/[.E16];2)" office:value-type="float" office:value="4.00723156923108">
            <text:p>4.0072315692</text:p>
          </table:table-cell>
          <table:table-cell office:value-type="string">
            <text:p><text:s/>0.604E-08 </text:p>
          </table:table-cell>
          <table:table-cell table:formula="of:=LOG([.G15]/[.G16];2)" office:value-type="float" office:value="4.00536429263677">
            <text:p>4.0053642926</text:p>
          </table:table-cell>
          <table:table-cell office:value-type="string">
            <text:p><text:s/>0.246E-08</text:p>
          </table:table-cell>
          <table:table-cell table:formula="of:=LOG([.I15]/[.I16];2)" office:value-type="float" office:value="4.0014654090045">
            <text:p>4.001465409</text:p>
          </table:table-cell>
        </table:table-row>
      </table:table>
      <table:table table:name="Ploynomi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433E-01 </text:p>
          </table:table-cell>
          <table:table-cell/>
          <table:table-cell office:value-type="string">
            <text:p><text:s/>0.458E-01 </text:p>
          </table:table-cell>
          <table:table-cell/>
          <table:table-cell office:value-type="string">
            <text:p><text:s/>0.806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196E-02 </text:p>
          </table:table-cell>
          <table:table-cell table:formula="of:=LOG([.E3]/[.E4];2)" office:value-type="float" office:value="4.46544146549888">
            <text:p>4.4654414655</text:p>
          </table:table-cell>
          <table:table-cell office:value-type="string">
            <text:p><text:s/>0.219E-02 </text:p>
          </table:table-cell>
          <table:table-cell table:formula="of:=LOG([.G3]/[.G4];2)" office:value-type="float" office:value="4.38634482338313">
            <text:p>4.3863448234</text:p>
          </table:table-cell>
          <table:table-cell office:value-type="string">
            <text:p><text:s/>0.425E-02</text:p>
          </table:table-cell>
          <table:table-cell table:formula="of:=LOG([.I3]/[.I4];2)" office:value-type="float" office:value="4.24524509239027">
            <text:p>4.245245092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01E-03 </text:p>
          </table:table-cell>
          <table:table-cell table:formula="of:=LOG([.E4]/[.E5];2)" office:value-type="float" office:value="4.27842645625078">
            <text:p>4.2784264563</text:p>
          </table:table-cell>
          <table:table-cell office:value-type="string">
            <text:p><text:s/>0.118E-03 </text:p>
          </table:table-cell>
          <table:table-cell table:formula="of:=LOG([.G4]/[.G5];2)" office:value-type="float" office:value="4.2140721051267">
            <text:p>4.2140721051</text:p>
          </table:table-cell>
          <table:table-cell office:value-type="string">
            <text:p><text:s/>0.248E-03</text:p>
          </table:table-cell>
          <table:table-cell table:formula="of:=LOG([.I4]/[.I5];2)" office:value-type="float" office:value="4.09905081552555">
            <text:p>4.0990508155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571E-05 </text:p>
          </table:table-cell>
          <table:table-cell table:formula="of:=LOG([.E5]/[.E6];2)" office:value-type="float" office:value="4.14472073716368">
            <text:p>4.1447207372</text:p>
          </table:table-cell>
          <table:table-cell office:value-type="string">
            <text:p><text:s/>0.685E-05 </text:p>
          </table:table-cell>
          <table:table-cell table:formula="of:=LOG([.G5]/[.G6];2)" office:value-type="float" office:value="4.10653906128868">
            <text:p>4.1065390613</text:p>
          </table:table-cell>
          <table:table-cell office:value-type="string">
            <text:p><text:s/>0.149E-04</text:p>
          </table:table-cell>
          <table:table-cell table:formula="of:=LOG([.I5]/[.I6];2)" office:value-type="float" office:value="4.05695588481208">
            <text:p>4.0569558848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338E-06 </text:p>
          </table:table-cell>
          <table:table-cell table:formula="of:=LOG([.E6]/[.E7];2)" office:value-type="float" office:value="4.07839559396802">
            <text:p>4.078395594</text:p>
          </table:table-cell>
          <table:table-cell office:value-type="string">
            <text:p><text:s/>0.411E-06 </text:p>
          </table:table-cell>
          <table:table-cell table:formula="of:=LOG([.G6]/[.G7];2)" office:value-type="float" office:value="4.05889368905357">
            <text:p>4.0588936891</text:p>
          </table:table-cell>
          <table:table-cell office:value-type="string">
            <text:p><text:s/>0.910E-06</text:p>
          </table:table-cell>
          <table:table-cell table:formula="of:=LOG([.I6]/[.I7];2)" office:value-type="float" office:value="4.03330197515083">
            <text:p>4.033301975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<text:s/>0.997E+01 </text:p>
          </table:table-cell>
          <table:table-cell office:value-type="string">
            <text:p><text:s/>0.565E+00 </text:p>
          </table:table-cell>
          <table:table-cell/>
          <table:table-cell office:value-type="string">
            <text:p><text:s/>0.597E+00 </text:p>
          </table:table-cell>
          <table:table-cell/>
          <table:table-cell office:value-type="string">
            <text:p><text:s/>0.131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<text:s/>0.111E+02 </text:p>
          </table:table-cell>
          <table:table-cell office:value-type="string">
            <text:p><text:s/>0.256E-01 </text:p>
          </table:table-cell>
          <table:table-cell table:formula="of:=LOG([.E10]/[.E11];2)" office:value-type="float" office:value="4.46403515218991">
            <text:p>4.4640351522</text:p>
          </table:table-cell>
          <table:table-cell office:value-type="string">
            <text:p><text:s/>0.286E-01 </text:p>
          </table:table-cell>
          <table:table-cell table:formula="of:=LOG([.G10]/[.G11];2)" office:value-type="float" office:value="4.38364387937378">
            <text:p>4.3836438794</text:p>
          </table:table-cell>
          <table:table-cell office:value-type="string">
            <text:p><text:s/>0.692E-02</text:p>
          </table:table-cell>
          <table:table-cell table:formula="of:=LOG([.I10]/[.I11];2)" office:value-type="float" office:value="4.24265096367545">
            <text:p>4.2426509637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14E+02 </text:p>
          </table:table-cell>
          <table:table-cell office:value-type="string">
            <text:p><text:s/>0.132E-02 </text:p>
          </table:table-cell>
          <table:table-cell table:formula="of:=LOG([.E11]/[.E12];2)" office:value-type="float" office:value="4.27753397552891">
            <text:p>4.2775339755</text:p>
          </table:table-cell>
          <table:table-cell office:value-type="string">
            <text:p><text:s/>0.154E-02 </text:p>
          </table:table-cell>
          <table:table-cell table:formula="of:=LOG([.G11]/[.G12];2)" office:value-type="float" office:value="4.21501289097085">
            <text:p>4.215012891</text:p>
          </table:table-cell>
          <table:table-cell office:value-type="string">
            <text:p><text:s/>0.403E-03</text:p>
          </table:table-cell>
          <table:table-cell table:formula="of:=LOG([.I11]/[.I12];2)" office:value-type="float" office:value="4.10192029399612">
            <text:p>4.101920294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14E+02 </text:p>
          </table:table-cell>
          <table:table-cell office:value-type="string">
            <text:p><text:s/>0.744E-04 </text:p>
          </table:table-cell>
          <table:table-cell table:formula="of:=LOG([.E12]/[.E13];2)" office:value-type="float" office:value="4.14909149802515">
            <text:p>4.149091498</text:p>
          </table:table-cell>
          <table:table-cell office:value-type="string">
            <text:p><text:s/>0.893E-04 </text:p>
          </table:table-cell>
          <table:table-cell table:formula="of:=LOG([.G12]/[.G13];2)" office:value-type="float" office:value="4.1081263653484">
            <text:p>4.1081263653</text:p>
          </table:table-cell>
          <table:table-cell office:value-type="string">
            <text:p><text:s/>0.242E-04</text:p>
          </table:table-cell>
          <table:table-cell table:formula="of:=LOG([.I12]/[.I13];2)" office:value-type="float" office:value="4.05770088614074">
            <text:p>4.0577008861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15E+02 </text:p>
          </table:table-cell>
          <table:table-cell office:value-type="string">
            <text:p><text:s/>0.440E-05 </text:p>
          </table:table-cell>
          <table:table-cell table:formula="of:=LOG([.E13]/[.E14];2)" office:value-type="float" office:value="4.07972719247073">
            <text:p>4.0797271925</text:p>
          </table:table-cell>
          <table:table-cell office:value-type="string">
            <text:p><text:s/>0.536E-05 </text:p>
          </table:table-cell>
          <table:table-cell table:formula="of:=LOG([.G13]/[.G14];2)" office:value-type="float" office:value="4.05835526955081">
            <text:p>4.0583552696</text:p>
          </table:table-cell>
          <table:table-cell office:value-type="string">
            <text:p><text:s/>0.148E-05</text:p>
          </table:table-cell>
          <table:table-cell table:formula="of:=LOG([.I13]/[.I14];2)" office:value-type="float" office:value="4.03133796653301">
            <text:p>4.0313379665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15E+02 </text:p>
          </table:table-cell>
          <table:table-cell office:value-type="string">
            <text:p><text:s/>0.268E-06 </text:p>
          </table:table-cell>
          <table:table-cell table:formula="of:=LOG([.E14]/[.E15];2)" office:value-type="float" office:value="4.03719861795425">
            <text:p>4.037198618</text:p>
          </table:table-cell>
          <table:table-cell office:value-type="string">
            <text:p><text:s/>0.329E-06 </text:p>
          </table:table-cell>
          <table:table-cell table:formula="of:=LOG([.G14]/[.G15];2)" office:value-type="float" office:value="4.02607351160989">
            <text:p>4.0260735116</text:p>
          </table:table-cell>
          <table:table-cell office:value-type="string">
            <text:p><text:s/>0.916E-07</text:p>
          </table:table-cell>
          <table:table-cell table:formula="of:=LOG([.I14]/[.I15];2)" office:value-type="float" office:value="4.01410576730673">
            <text:p>4.0141057673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15E+02 </text:p>
          </table:table-cell>
          <table:table-cell office:value-type="string">
            <text:p><text:s/>0.165E-07 </text:p>
          </table:table-cell>
          <table:table-cell table:formula="of:=LOG([.E15]/[.E16];2)" office:value-type="float" office:value="4.02169507109932">
            <text:p>4.0216950711</text:p>
          </table:table-cell>
          <table:table-cell office:value-type="string">
            <text:p><text:s/>0.203E-07 </text:p>
          </table:table-cell>
          <table:table-cell table:formula="of:=LOG([.G15]/[.G16];2)" office:value-type="float" office:value="4.01853595143743">
            <text:p>4.0185359514</text:p>
          </table:table-cell>
          <table:table-cell office:value-type="string">
            <text:p><text:s/>0.569E-08</text:p>
          </table:table-cell>
          <table:table-cell table:formula="of:=LOG([.I15]/[.I16];2)" office:value-type="float" office:value="4.00884704067772">
            <text:p>4.0088470407</text:p>
          </table:table-cell>
        </table:table-row>
      </table:table>
      <table:table table:name="Centred Sphere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enter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2" office:value-type="string">
            <text:p><text:s/>0.105E+01 </text:p>
          </table:table-cell>
          <table:table-cell table:style-name="ce2" office:value-type="string">
            <text:p><text:s/>0.185E-02 </text:p>
          </table:table-cell>
          <table:table-cell/>
          <table:table-cell table:style-name="ce2" office:value-type="string">
            <text:p><text:s/>0.704E-02 </text:p>
          </table:table-cell>
          <table:table-cell/>
          <table:table-cell table:style-name="ce2" office:value-type="string">
            <text:p><text:s/>0.535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101E+01 </text:p>
          </table:table-cell>
          <table:table-cell table:style-name="ce2" office:value-type="string">
            <text:p><text:s/>0.412E-03 </text:p>
          </table:table-cell>
          <table:table-cell table:formula="of:=LOG([.E3]/[.E4];2)" office:value-type="float" office:value="2.16680902822046">
            <text:p>2.1668090282</text:p>
          </table:table-cell>
          <table:table-cell table:style-name="ce2" office:value-type="string">
            <text:p><text:s/>0.122E-02 </text:p>
          </table:table-cell>
          <table:table-cell table:formula="of:=LOG([.G3]/[.G4];2)" office:value-type="float" office:value="2.52869428107441">
            <text:p>2.5286942811</text:p>
          </table:table-cell>
          <table:table-cell table:style-name="ce2" office:value-type="string">
            <text:p><text:s/>0.834E-02</text:p>
          </table:table-cell>
          <table:table-cell table:formula="of:=LOG([.I3]/[.I4];2)" office:value-type="float" office:value="2.68141960273121">
            <text:p>2.6814196027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713E-04 </text:p>
          </table:table-cell>
          <table:table-cell table:formula="of:=LOG([.E4]/[.E5];2)" office:value-type="float" office:value="2.53067035562669">
            <text:p>2.5306703556</text:p>
          </table:table-cell>
          <table:table-cell table:style-name="ce2" office:value-type="string">
            <text:p><text:s/>0.222E-03 </text:p>
          </table:table-cell>
          <table:table-cell table:formula="of:=LOG([.G4]/[.G5];2)" office:value-type="float" office:value="2.45824956610014">
            <text:p>2.4582495661</text:p>
          </table:table-cell>
          <table:table-cell table:style-name="ce2" office:value-type="string">
            <text:p><text:s/>0.264E-02</text:p>
          </table:table-cell>
          <table:table-cell table:formula="of:=LOG([.I4]/[.I5];2)" office:value-type="float" office:value="1.65950945408621">
            <text:p>1.6595094541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aussian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Gaussian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349E-05 </text:p>
          </table:table-cell>
          <table:table-cell/>
          <table:table-cell office:value-type="string">
            <text:p><text:s/>0.185E-04 </text:p>
          </table:table-cell>
          <table:table-cell/>
          <table:table-cell office:value-type="string">
            <text:p><text:s/>0.285E-03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297E-06 </text:p>
          </table:table-cell>
          <table:table-cell table:formula="of:=LOG([.E3]/[.E4];2)" office:value-type="float" office:value="3.55469220029625">
            <text:p>3.5546922003</text:p>
          </table:table-cell>
          <table:table-cell office:value-type="string">
            <text:p><text:s/>0.191E-05 </text:p>
          </table:table-cell>
          <table:table-cell table:formula="of:=LOG([.G3]/[.G4];2)" office:value-type="float" office:value="3.27588072736793">
            <text:p>3.2758807274</text:p>
          </table:table-cell>
          <table:table-cell office:value-type="string">
            <text:p><text:s/>0.731E-04</text:p>
          </table:table-cell>
          <table:table-cell table:formula="of:=LOG([.I3]/[.I4];2)" office:value-type="float" office:value="1.96301860798703">
            <text:p>1.963018608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92E-07 </text:p>
          </table:table-cell>
          <table:table-cell table:formula="of:=LOG([.E4]/[.E5];2)" office:value-type="float" office:value="3.95128471496697">
            <text:p>3.951284715</text:p>
          </table:table-cell>
          <table:table-cell office:value-type="string">
            <text:p><text:s/>0.128E-06 </text:p>
          </table:table-cell>
          <table:table-cell table:formula="of:=LOG([.G4]/[.G5];2)" office:value-type="float" office:value="3.89935692292311">
            <text:p>3.8993569229</text:p>
          </table:table-cell>
          <table:table-cell office:value-type="string">
            <text:p><text:s/>0.637E-05</text:p>
          </table:table-cell>
          <table:table-cell table:formula="of:=LOG([.I4]/[.I5];2)" office:value-type="float" office:value="3.5205061285835">
            <text:p>3.52050612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384E-05 </text:p>
          </table:table-cell>
          <table:table-cell/>
          <table:table-cell office:value-type="string">
            <text:p><text:s/>0.285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244E-06 </text:p>
          </table:table-cell>
          <table:table-cell table:formula="of:=LOG([.E9]/[.E10];2)" office:value-type="float" office:value="3.97615325804563">
            <text:p>3.976153258</text:p>
          </table:table-cell>
          <table:table-cell office:value-type="string">
            <text:p><text:s/>0.183E-05 </text:p>
          </table:table-cell>
          <table:table-cell table:formula="of:=LOG([.G9]/[.G10];2)" office:value-type="float" office:value="3.96104636565542">
            <text:p>3.9610463657</text:p>
          </table:table-cell>
          <table:table-cell office:value-type="string">
            <text:p><text:s/>0.125E-04</text:p>
          </table:table-cell>
          <table:table-cell table:formula="of:=LOG([.I9]/[.I10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109E-01 </text:p>
          </table:table-cell>
          <table:table-cell office:value-type="string">
            <text:p><text:s/>0.154E-07 </text:p>
          </table:table-cell>
          <table:table-cell table:formula="of:=LOG([.E10]/[.E11];2)" office:value-type="float" office:value="3.98587889175535">
            <text:p>3.9858788918</text:p>
          </table:table-cell>
          <table:table-cell office:value-type="string">
            <text:p><text:s/>0.115E-06 </text:p>
          </table:table-cell>
          <table:table-cell table:formula="of:=LOG([.G10]/[.G11];2)" office:value-type="float" office:value="3.99213788222703">
            <text:p>3.9921378822</text:p>
          </table:table-cell>
          <table:table-cell office:value-type="string">
            <text:p><text:s/>0.835E-06</text:p>
          </table:table-cell>
          <table:table-cell table:formula="of:=LOG([.I10]/[.I11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109E-01 </text:p>
          </table:table-cell>
          <table:table-cell office:value-type="string">
            <text:p><text:s/>0.104E-08 </text:p>
          </table:table-cell>
          <table:table-cell table:formula="of:=LOG([.E11]/[.E12];2)" office:value-type="float" office:value="3.88827491744117">
            <text:p>3.8882749174</text:p>
          </table:table-cell>
          <table:table-cell office:value-type="string">
            <text:p><text:s/>0.718E-08 </text:p>
          </table:table-cell>
          <table:table-cell table:formula="of:=LOG([.G11]/[.G12];2)" office:value-type="float" office:value="4.00150620689605">
            <text:p>4.0015062069</text:p>
          </table:table-cell>
          <table:table-cell office:value-type="string">
            <text:p><text:s/>0.525E-07</text:p>
          </table:table-cell>
          <table:table-cell table:formula="of:=LOG([.I11]/[.I12];2)" office:value-type="float" office:value="3.99138686969529">
            <text:p>3.991386869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Two Off-Centered 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218E-01 </text:p>
          </table:table-cell>
          <table:table-cell office:value-type="string">
            <text:p><text:s/>0.744E-05 </text:p>
          </table:table-cell>
          <table:table-cell/>
          <table:table-cell office:value-type="string">
            <text:p><text:s/>0.403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218E-01 </text:p>
          </table:table-cell>
          <table:table-cell office:value-type="string">
            <text:p><text:s/>0.472E-06 </text:p>
          </table:table-cell>
          <table:table-cell table:formula="of:=LOG([.E20]/[.E21];2)" office:value-type="float" office:value="3.97844385663355">
            <text:p>3.9784438566</text:p>
          </table:table-cell>
          <table:table-cell office:value-type="string">
            <text:p><text:s/>0.259E-05 </text:p>
          </table:table-cell>
          <table:table-cell table:formula="of:=LOG([.G20]/[.G21];2)" office:value-type="float" office:value="3.95975583572878">
            <text:p>3.9597558357</text:p>
          </table:table-cell>
          <table:table-cell office:value-type="string">
            <text:p><text:s/>0.125E-04</text:p>
          </table:table-cell>
          <table:table-cell table:formula="of:=LOG([.I20]/[.I21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218E-01 </text:p>
          </table:table-cell>
          <table:table-cell office:value-type="string">
            <text:p><text:s/>0.297E-07 </text:p>
          </table:table-cell>
          <table:table-cell table:formula="of:=LOG([.E21]/[.E22];2)" office:value-type="float" office:value="3.99025202344844">
            <text:p>3.9902520234</text:p>
          </table:table-cell>
          <table:table-cell office:value-type="string">
            <text:p><text:s/>0.163E-06 </text:p>
          </table:table-cell>
          <table:table-cell table:formula="of:=LOG([.G21]/[.G22];2)" office:value-type="float" office:value="3.99000822834284">
            <text:p>3.9900082283</text:p>
          </table:table-cell>
          <table:table-cell office:value-type="string">
            <text:p><text:s/>0.835E-06</text:p>
          </table:table-cell>
          <table:table-cell table:formula="of:=LOG([.I21]/[.I22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218E-01 </text:p>
          </table:table-cell>
          <table:table-cell office:value-type="string">
            <text:p><text:s/>0.196E-08 </text:p>
          </table:table-cell>
          <table:table-cell table:formula="of:=LOG([.E22]/[.E23];2)" office:value-type="float" office:value="3.92153737157292">
            <text:p>3.9215373716</text:p>
          </table:table-cell>
          <table:table-cell office:value-type="string">
            <text:p><text:s/>0.102E-07 </text:p>
          </table:table-cell>
          <table:table-cell table:formula="of:=LOG([.G22]/[.G23];2)" office:value-type="float" office:value="3.99823090714694">
            <text:p>3.9982309071</text:p>
          </table:table-cell>
          <table:table-cell office:value-type="string">
            <text:p><text:s/>0.525E-07</text:p>
          </table:table-cell>
          <table:table-cell table:formula="of:=LOG([.I22]/[.I23];2)" office:value-type="float" office:value="3.99138686969529">
            <text:p>3.9913868697</text:p>
          </table:table-cell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4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ndensed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ondensed Sphere 4th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35E+00 </text:p>
          </table:table-cell>
          <table:table-cell office:value-type="string">
            <text:p><text:s/>0.143E-05 </text:p>
          </table:table-cell>
          <table:table-cell/>
          <table:table-cell office:value-type="string">
            <text:p><text:s/>0.900E-05 </text:p>
          </table:table-cell>
          <table:table-cell/>
          <table:table-cell office:value-type="string">
            <text:p><text:s/>0.716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35E+00 </text:p>
          </table:table-cell>
          <table:table-cell office:value-type="string">
            <text:p><text:s/>0.889E-07 </text:p>
          </table:table-cell>
          <table:table-cell table:formula="of:=LOG([.E3]/[.E4];2)" office:value-type="float" office:value="4.00768791772335">
            <text:p>4.0076879177</text:p>
          </table:table-cell>
          <table:table-cell office:value-type="string">
            <text:p><text:s/>0.592E-06 </text:p>
          </table:table-cell>
          <table:table-cell table:formula="of:=LOG([.G3]/[.G4];2)" office:value-type="float" office:value="3.92625592047545">
            <text:p>3.9262559205</text:p>
          </table:table-cell>
          <table:table-cell office:value-type="string">
            <text:p><text:s/>0.734E-05</text:p>
          </table:table-cell>
          <table:table-cell table:formula="of:=LOG([.I3]/[.I4];2)" office:value-type="float" office:value="3.28610761930841">
            <text:p>3.286107619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35E+00 </text:p>
          </table:table-cell>
          <table:table-cell office:value-type="string">
            <text:p><text:s/>0.557E-08 </text:p>
          </table:table-cell>
          <table:table-cell table:formula="of:=LOG([.E4]/[.E5];2)" office:value-type="float" office:value="3.9964341863771">
            <text:p>3.9964341864</text:p>
          </table:table-cell>
          <table:table-cell office:value-type="string">
            <text:p><text:s/>0.374E-07 </text:p>
          </table:table-cell>
          <table:table-cell table:formula="of:=LOG([.G4]/[.G5];2)" office:value-type="float" office:value="3.98448700062868">
            <text:p>3.9844870006</text:p>
          </table:table-cell>
          <table:table-cell office:value-type="string">
            <text:p><text:s/>0.523E-06</text:p>
          </table:table-cell>
          <table:table-cell table:formula="of:=LOG([.I4]/[.I5];2)" office:value-type="float" office:value="3.81089721148363">
            <text:p>3.8108972115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35E+00 </text:p>
          </table:table-cell>
          <table:table-cell office:value-type="string">
            <text:p><text:s/>0.348E-09 </text:p>
          </table:table-cell>
          <table:table-cell table:formula="of:=LOG([.E5]/[.E6];2)" office:value-type="float" office:value="4.00051811637867">
            <text:p>4.0005181164</text:p>
          </table:table-cell>
          <table:table-cell office:value-type="string">
            <text:p><text:s/>0.234E-08 </text:p>
          </table:table-cell>
          <table:table-cell table:formula="of:=LOG([.G5]/[.G6];2)" office:value-type="float" office:value="3.99845783519159">
            <text:p>3.9984578352</text:p>
          </table:table-cell>
          <table:table-cell office:value-type="string">
            <text:p><text:s/>0.338E-07</text:p>
          </table:table-cell>
          <table:table-cell table:formula="of:=LOG([.I5]/[.I6];2)" office:value-type="float" office:value="3.95171579485212">
            <text:p>3.9517157949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Two Off-Centered Condens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251E+00 </text:p>
          </table:table-cell>
          <table:table-cell office:value-type="string">
            <text:p><text:s/>0.254E-05 </text:p>
          </table:table-cell>
          <table:table-cell/>
          <table:table-cell office:value-type="string">
            <text:p><text:s/>0.127E-04 </text:p>
          </table:table-cell>
          <table:table-cell/>
          <table:table-cell office:value-type="string">
            <text:p><text:s/>0.717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251E+00 </text:p>
          </table:table-cell>
          <table:table-cell office:value-type="string">
            <text:p><text:s/>0.159E-06 </text:p>
          </table:table-cell>
          <table:table-cell table:formula="of:=LOG([.E13]/[.E14];2)" office:value-type="float" office:value="3.99772982637517">
            <text:p>3.9977298264</text:p>
          </table:table-cell>
          <table:table-cell office:value-type="string">
            <text:p><text:s/>0.838E-06 </text:p>
          </table:table-cell>
          <table:table-cell table:formula="of:=LOG([.G13]/[.G14];2)" office:value-type="float" office:value="3.92173444284754">
            <text:p>3.9217344428</text:p>
          </table:table-cell>
          <table:table-cell office:value-type="string">
            <text:p><text:s/>0.735E-05</text:p>
          </table:table-cell>
          <table:table-cell table:formula="of:=LOG([.I13]/[.I14];2)" office:value-type="float" office:value="3.28615696386554">
            <text:p>3.2861569639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251E+00 </text:p>
          </table:table-cell>
          <table:table-cell office:value-type="string">
            <text:p><text:s/>0.995E-08 </text:p>
          </table:table-cell>
          <table:table-cell table:formula="of:=LOG([.E14]/[.E15];2)" office:value-type="float" office:value="3.99818642962807">
            <text:p>3.9981864296</text:p>
          </table:table-cell>
          <table:table-cell office:value-type="string">
            <text:p><text:s/>0.529E-07 </text:p>
          </table:table-cell>
          <table:table-cell table:formula="of:=LOG([.G14]/[.G15];2)" office:value-type="float" office:value="3.98561061647269">
            <text:p>3.9856106165</text:p>
          </table:table-cell>
          <table:table-cell office:value-type="string">
            <text:p><text:s/>0.523E-06</text:p>
          </table:table-cell>
          <table:table-cell table:formula="of:=LOG([.I14]/[.I15];2)" office:value-type="float" office:value="3.81286139836415">
            <text:p>3.8128613984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251E+00 </text:p>
          </table:table-cell>
          <table:table-cell office:value-type="string">
            <text:p><text:s/>0.622E-09 </text:p>
          </table:table-cell>
          <table:table-cell table:formula="of:=LOG([.E15]/[.E16];2)" office:value-type="float" office:value="3.99971004018777">
            <text:p>3.9997100402</text:p>
          </table:table-cell>
          <table:table-cell office:value-type="string">
            <text:p><text:s/>0.331E-08 </text:p>
          </table:table-cell>
          <table:table-cell table:formula="of:=LOG([.G15]/[.G16];2)" office:value-type="float" office:value="3.99836460019417">
            <text:p>3.9983646002</text:p>
          </table:table-cell>
          <table:table-cell office:value-type="string">
            <text:p><text:s/>0.339E-07</text:p>
          </table:table-cell>
          <table:table-cell table:formula="of:=LOG([.I15]/[.I16];2)" office:value-type="float" office:value="3.94745376799796">
            <text:p>3.94745376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Ploytrop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Ploytrop n=1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150E-06 </text:p>
          </table:table-cell>
          <table:table-cell/>
          <table:table-cell table:style-name="ce2" office:value-type="string">
            <text:p><text:s/>0.182E-06 </text:p>
          </table:table-cell>
          <table:table-cell/>
          <table:table-cell table:style-name="ce2" office:value-type="string">
            <text:p><text:s/>0.510E-07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891E-08 </text:p>
          </table:table-cell>
          <table:table-cell table:formula="of:=LOG([.E3]/[.E4];2)" office:value-type="float" office:value="4.07339325874868">
            <text:p>4.0733932587</text:p>
          </table:table-cell>
          <table:table-cell table:style-name="ce2" office:value-type="string">
            <text:p><text:s/>0.110E-07 </text:p>
          </table:table-cell>
          <table:table-cell table:formula="of:=LOG([.G3]/[.G4];2)" office:value-type="float" office:value="4.0483630215614">
            <text:p>4.0483630216</text:p>
          </table:table-cell>
          <table:table-cell table:style-name="ce2" office:value-type="string">
            <text:p><text:s/>0.313E-08</text:p>
          </table:table-cell>
          <table:table-cell table:formula="of:=LOG([.I3]/[.I4];2)" office:value-type="float" office:value="4.0262626848136">
            <text:p>4.0262626848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535E-09 </text:p>
          </table:table-cell>
          <table:table-cell table:formula="of:=LOG([.E4]/[.E5];2)" office:value-type="float" office:value="4.05781463512078">
            <text:p>4.0578146351</text:p>
          </table:table-cell>
          <table:table-cell table:style-name="ce2" office:value-type="string">
            <text:p><text:s/>0.665E-09 </text:p>
          </table:table-cell>
          <table:table-cell table:formula="of:=LOG([.G4]/[.G5];2)" office:value-type="float" office:value="4.04800537291083">
            <text:p>4.0480053729</text:p>
          </table:table-cell>
          <table:table-cell table:style-name="ce2" office:value-type="string">
            <text:p><text:s/>0.191E-09</text:p>
          </table:table-cell>
          <table:table-cell table:formula="of:=LOG([.I4]/[.I5];2)" office:value-type="float" office:value="4.03451811378423">
            <text:p>4.034518113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Ploytrop n=5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67E-05 </text:p>
          </table:table-cell>
          <table:table-cell/>
          <table:table-cell table:style-name="ce2" office:value-type="string">
            <text:p><text:s/>0.990E-05 </text:p>
          </table:table-cell>
          <table:table-cell/>
          <table:table-cell table:style-name="ce2" office:value-type="string">
            <text:p><text:s/>0.643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05E-06 </text:p>
          </table:table-cell>
          <table:table-cell table:formula="of:=LOG([.E14]/[.E15];2)" office:value-type="float" office:value="3.99138686969529">
            <text:p>3.9913868697</text:p>
          </table:table-cell>
          <table:table-cell table:style-name="ce2" office:value-type="string">
            <text:p><text:s/>0.630E-06 </text:p>
          </table:table-cell>
          <table:table-cell table:formula="of:=LOG([.G14]/[.G15];2)" office:value-type="float" office:value="3.97400479146706">
            <text:p>3.9740047915</text:p>
          </table:table-cell>
          <table:table-cell table:style-name="ce2" office:value-type="string">
            <text:p><text:s/>0.505E-05</text:p>
          </table:table-cell>
          <table:table-cell table:formula="of:=LOG([.I14]/[.I15];2)" office:value-type="float" office:value="3.67046344457615">
            <text:p>3.670463444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657E-08 </text:p>
          </table:table-cell>
          <table:table-cell table:formula="of:=LOG([.E15]/[.E16];2)" office:value-type="float" office:value="3.99835214711852">
            <text:p>3.9983521471</text:p>
          </table:table-cell>
          <table:table-cell table:style-name="ce2" office:value-type="string">
            <text:p><text:s/>0.396E-07 </text:p>
          </table:table-cell>
          <table:table-cell table:formula="of:=LOG([.G15]/[.G16];2)" office:value-type="float" office:value="3.99177949319503">
            <text:p>3.9917794932</text:p>
          </table:table-cell>
          <table:table-cell table:style-name="ce2" office:value-type="string">
            <text:p><text:s/>0.335E-06</text:p>
          </table:table-cell>
          <table:table-cell table:formula="of:=LOG([.I15]/[.I16];2)" office:value-type="float" office:value="3.91405038718138">
            <text:p>3.9140503872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FD4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10" table:number-rows-spanned="1">
            <text:p>Gaussian 4th order central s=2 (whole domain)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293E-03 </text:p>
          </table:table-cell>
          <table:table-cell/>
          <table:table-cell office:value-type="string">
            <text:p><text:s/>0.942E-03 </text:p>
          </table:table-cell>
          <table:table-cell/>
          <table:table-cell office:value-type="string">
            <text:p><text:s/>0.109E-01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196E-04 </text:p>
          </table:table-cell>
          <table:table-cell table:formula="of:=LOG([.E2]/[.E3];2)" office:value-type="float" office:value="3.9019751051944">
            <text:p>3.9019751052</text:p>
          </table:table-cell>
          <table:table-cell office:value-type="string">
            <text:p><text:s/>0.834E-04 </text:p>
          </table:table-cell>
          <table:table-cell table:formula="of:=LOG([.G2]/[.G3];2)" office:value-type="float" office:value="3.49760777105548">
            <text:p>3.4976077711</text:p>
          </table:table-cell>
          <table:table-cell office:value-type="string">
            <text:p><text:s/>0.244E-02</text:p>
          </table:table-cell>
          <table:table-cell table:formula="of:=LOG([.I2]/[.I3];2)" office:value-type="float" office:value="2.1593750821014">
            <text:p>2.1593750821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27E-05 </text:p>
          </table:table-cell>
          <table:table-cell table:formula="of:=LOG([.E3]/[.E4];2)" office:value-type="float" office:value="3.9479532522304">
            <text:p>3.9479532522</text:p>
          </table:table-cell>
          <table:table-cell office:value-type="string">
            <text:p><text:s/>0.558E-05 </text:p>
          </table:table-cell>
          <table:table-cell table:formula="of:=LOG([.G3]/[.G4];2)" office:value-type="float" office:value="3.90171035650284">
            <text:p>3.9017103565</text:p>
          </table:table-cell>
          <table:table-cell office:value-type="string">
            <text:p><text:s/>0.202E-03</text:p>
          </table:table-cell>
          <table:table-cell table:formula="of:=LOG([.I3]/[.I4];2)" office:value-type="float" office:value="3.59445394969845">
            <text:p>3.5944539497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6th order Ploynomi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959E-01 </text:p>
          </table:table-cell>
          <table:table-cell/>
          <table:table-cell office:value-type="string">
            <text:p><text:s/>0.102E+00 </text:p>
          </table:table-cell>
          <table:table-cell/>
          <table:table-cell office:value-type="string">
            <text:p><text:s/>0.183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449E-02 </text:p>
          </table:table-cell>
          <table:table-cell table:formula="of:=LOG([.E8]/[.E9];2)" office:value-type="float" office:value="4.41674346516435">
            <text:p>4.4167434652</text:p>
          </table:table-cell>
          <table:table-cell office:value-type="string">
            <text:p><text:s/>0.504E-02 </text:p>
          </table:table-cell>
          <table:table-cell table:formula="of:=LOG([.G8]/[.G9];2)" office:value-type="float" office:value="4.3390016082463">
            <text:p>4.3390016082</text:p>
          </table:table-cell>
          <table:table-cell office:value-type="string">
            <text:p><text:s/>0.989E-02</text:p>
          </table:table-cell>
          <table:table-cell table:formula="of:=LOG([.I8]/[.I9];2)" office:value-type="float" office:value="4.20972931729966">
            <text:p>4.209729317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36E-03 </text:p>
          </table:table-cell>
          <table:table-cell table:formula="of:=LOG([.E9]/[.E10];2)" office:value-type="float" office:value="4.24985668026667">
            <text:p>4.2498566803</text:p>
          </table:table-cell>
          <table:table-cell office:value-type="string">
            <text:p><text:s/>0.276E-03 </text:p>
          </table:table-cell>
          <table:table-cell table:formula="of:=LOG([.G9]/[.G10];2)" office:value-type="float" office:value="4.19068356160911">
            <text:p>4.1906835616</text:p>
          </table:table-cell>
          <table:table-cell office:value-type="string">
            <text:p><text:s/>0.582E-03</text:p>
          </table:table-cell>
          <table:table-cell table:formula="of:=LOG([.I9]/[.I10];2)" office:value-type="float" office:value="4.08687946273819">
            <text:p>4.0868794627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4E-04 </text:p>
          </table:table-cell>
          <table:table-cell table:formula="of:=LOG([.E10]/[.E11];2)" office:value-type="float" office:value="4.13848195379143">
            <text:p>4.1384819538</text:p>
          </table:table-cell>
          <table:table-cell office:value-type="string">
            <text:p><text:s/>0.161E-04 </text:p>
          </table:table-cell>
          <table:table-cell table:formula="of:=LOG([.G10]/[.G11];2)" office:value-type="float" office:value="4.09953567355092">
            <text:p>4.0995356736</text:p>
          </table:table-cell>
          <table:table-cell office:value-type="string">
            <text:p><text:s/>0.351E-04</text:p>
          </table:table-cell>
          <table:table-cell table:formula="of:=LOG([.I10]/[.I11];2)" office:value-type="float" office:value="4.05147621749109">
            <text:p>4.05147621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table:number-columns-spanned="10" table:number-rows-spanned="1">
            <text:p>Sinusoid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134E-01 </text:p>
          </table:table-cell>
          <table:table-cell/>
          <table:table-cell office:value-type="string">
            <text:p><text:s/>0.180E-01 </text:p>
          </table:table-cell>
          <table:table-cell/>
          <table:table-cell office:value-type="string">
            <text:p><text:s/>0.553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843E-03 </text:p>
          </table:table-cell>
          <table:table-cell table:formula="of:=LOG([.E15]/[.E16];2)" office:value-type="float" office:value="3.99055655929042">
            <text:p>3.9905565593</text:p>
          </table:table-cell>
          <table:table-cell office:value-type="string">
            <text:p><text:s/>0.119E-02 </text:p>
          </table:table-cell>
          <table:table-cell table:formula="of:=LOG([.G15]/[.G16];2)" office:value-type="float" office:value="3.91896342790909">
            <text:p>3.9189634279</text:p>
          </table:table-cell>
          <table:table-cell office:value-type="string">
            <text:p><text:s/>0.358E-02</text:p>
          </table:table-cell>
          <table:table-cell table:formula="of:=LOG([.I15]/[.I16];2)" office:value-type="float" office:value="3.94924798785781">
            <text:p>3.9492479879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507E-04 </text:p>
          </table:table-cell>
          <table:table-cell table:formula="of:=LOG([.E16]/[.E17];2)" office:value-type="float" office:value="4.0554749788261">
            <text:p>4.0554749788</text:p>
          </table:table-cell>
          <table:table-cell office:value-type="string">
            <text:p><text:s/>0.741E-04 </text:p>
          </table:table-cell>
          <table:table-cell table:formula="of:=LOG([.G16]/[.G17];2)" office:value-type="float" office:value="4.00534422077684">
            <text:p>4.0053442208</text:p>
          </table:table-cell>
          <table:table-cell office:value-type="string">
            <text:p><text:s/>0.234E-03</text:p>
          </table:table-cell>
          <table:table-cell table:formula="of:=LOG([.I16]/[.I17];2)" office:value-type="float" office:value="3.93537915256821">
            <text:p>3.935379152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307E-05 </text:p>
          </table:table-cell>
          <table:table-cell table:formula="of:=LOG([.E17]/[.E18];2)" office:value-type="float" office:value="4.04567518652052">
            <text:p>4.0456751865</text:p>
          </table:table-cell>
          <table:table-cell office:value-type="string">
            <text:p><text:s/>0.457E-05 </text:p>
          </table:table-cell>
          <table:table-cell table:formula="of:=LOG([.G17]/[.G18];2)" office:value-type="float" office:value="4.01920747213513">
            <text:p>4.0192074721</text:p>
          </table:table-cell>
          <table:table-cell office:value-type="string">
            <text:p><text:s/>0.147E-04</text:p>
          </table:table-cell>
          <table:table-cell table:formula="of:=LOG([.I17]/[.I18];2)" office:value-type="float" office:value="3.9926204696344">
            <text:p>3.992620469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table:number-columns-spanned="10" table:number-rows-spanned="1">
            <text:p>Centered sphere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05E+01 </text:p>
          </table:table-cell>
          <table:table-cell office:value-type="string">
            <text:p><text:s/>0.775E-03 </text:p>
          </table:table-cell>
          <table:table-cell/>
          <table:table-cell office:value-type="string">
            <text:p><text:s/>0.260E-02 </text:p>
          </table:table-cell>
          <table:table-cell/>
          <table:table-cell office:value-type="string">
            <text:p><text:s/>0.171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1E+01 </text:p>
          </table:table-cell>
          <table:table-cell office:value-type="string">
            <text:p><text:s/>0.209E-03 </text:p>
          </table:table-cell>
          <table:table-cell table:formula="of:=LOG([.E22]/[.E23];2)" office:value-type="float" office:value="1.89069336808072">
            <text:p>1.8906933681</text:p>
          </table:table-cell>
          <table:table-cell office:value-type="string">
            <text:p><text:s/>0.514E-03 </text:p>
          </table:table-cell>
          <table:table-cell table:formula="of:=LOG([.G22]/[.G23];2)" office:value-type="float" office:value="2.33867135872194">
            <text:p>2.3386713587</text:p>
          </table:table-cell>
          <table:table-cell office:value-type="string">
            <text:p><text:s/>0.320E-02</text:p>
          </table:table-cell>
          <table:table-cell table:formula="of:=LOG([.I22]/[.I23];2)" office:value-type="float" office:value="2.4178525148859">
            <text:p>2.417852514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0E+01 </text:p>
          </table:table-cell>
          <table:table-cell office:value-type="string">
            <text:p><text:s/>0.357E-04 </text:p>
          </table:table-cell>
          <table:table-cell table:formula="of:=LOG([.E23]/[.E24];2)" office:value-type="float" office:value="2.54950696293915">
            <text:p>2.5495069629</text:p>
          </table:table-cell>
          <table:table-cell office:value-type="string">
            <text:p><text:s/>0.101E-03 </text:p>
          </table:table-cell>
          <table:table-cell table:formula="of:=LOG([.G23]/[.G24];2)" office:value-type="float" office:value="2.34741306644208">
            <text:p>2.3474130664</text:p>
          </table:table-cell>
          <table:table-cell office:value-type="string">
            <text:p><text:s/>0.132E-02</text:p>
          </table:table-cell>
          <table:table-cell table:formula="of:=LOG([.I23]/[.I24];2)" office:value-type="float" office:value="1.27753397552891">
            <text:p>1.2775339755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ExecutionTim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cell number</text:p>
          </table:table-cell>
          <table:table-cell table:style-name="ce1" office:value-type="string" table:number-columns-spanned="3" table:number-rows-spanned="1">
            <text:p>processor distribution</text:p>
          </table:table-cell>
          <table:covered-table-cell table:number-columns-repeated="2"/>
          <table:table-cell office:value-type="string">
            <text:p>proc number</text:p>
          </table:table-cell>
          <table:table-cell office:value-type="string">
            <text:p>init time</text:p>
          </table:table-cell>
          <table:table-cell office:value-type="string">
            <text:p>init speedup</text:p>
          </table:table-cell>
          <table:table-cell office:value-type="string">
            <text:p>comp time</text:p>
          </table:table-cell>
          <table:table-cell office:value-type="string">
            <text:p>comp speedup</text:p>
          </table:table-cell>
          <table:table-cell office:value-type="string">
            <text:p>out time</text:p>
          </table:table-cell>
          <table:table-cell office:value-type="string">
            <text:p>out speedup</text:p>
          </table:table-cell>
        </table:table-row>
        <table:table-row table:style-name="ro1">
          <table:table-cell table:style-name="ce1" office:value-type="string" table:number-columns-spanned="14" table:number-rows-spanned="1">
            <text:p>Sinusoidal</text:p>
          </table:table-cell>
          <table:covered-table-cell table:number-columns-repeated="13"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3]*[.B3]*[.A3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<text:s/>0.734E+02 </text:p>
          </table:table-cell>
          <table:table-cell/>
          <table:table-cell table:style-name="ce2" office:value-type="string">
            <text:p><text:s/>0.317E+03 </text:p>
          </table:table-cell>
          <table:table-cell/>
          <table:table-cell table:style-name="ce2" office:value-type="string">
            <text:p><text:s/>0.387E+02</text:p>
          </table:table-cell>
          <table:table-cell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4]*[.B4]*[.A4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2" office:value-type="string">
            <text:p><text:s/>0.348E+02 </text:p>
          </table:table-cell>
          <table:table-cell table:formula="of:=[.I$3]/[.I4]" office:value-type="float" office:value="2.10919540229885">
            <text:p>2.1091954023</text:p>
          </table:table-cell>
          <table:table-cell table:style-name="ce2" office:value-type="string">
            <text:p><text:s/>0.192E+03 </text:p>
          </table:table-cell>
          <table:table-cell table:formula="of:=[.K$3]/[.K4]" office:value-type="float" office:value="1.65104166666667">
            <text:p>1.6510416667</text:p>
          </table:table-cell>
          <table:table-cell table:style-name="ce2" office:value-type="string">
            <text:p><text:s/>0.213E+02</text:p>
          </table:table-cell>
          <table:table-cell table:formula="of:=[.M$3]/[.M4]" office:value-type="float" office:value="1.8169014084507">
            <text:p>1.8169014085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8]*[.B8]*[.A8]" office:value-type="float" office:value="4096000">
            <text:p>409600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2" office:value-type="string">
            <text:p><text:s/>0.858E+01 </text:p>
          </table:table-cell>
          <table:table-cell/>
          <table:table-cell table:style-name="ce2" office:value-type="string">
            <text:p><text:s/>0.755E+02 </text:p>
          </table:table-cell>
          <table:table-cell/>
          <table:table-cell table:style-name="ce2" office:value-type="string">
            <text:p><text:s/>0.102E+03</text:p>
          </table:table-cell>
          <table:table-cell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9]*[.B9]*[.A9]" office:value-type="float" office:value="4096000">
            <text:p>409600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0.505E+01 </text:p>
          </table:table-cell>
          <table:table-cell table:formula="of:=LOG([.I8]/[.I9];2)" office:value-type="float" office:value="0.764694259860389">
            <text:p>0.7646942599</text:p>
          </table:table-cell>
          <table:table-cell table:style-name="ce2" office:value-type="string">
            <text:p><text:s/>0.416E+02 </text:p>
          </table:table-cell>
          <table:table-cell table:formula="of:=LOG([.K8]/[.K9];2)" office:value-type="float" office:value="0.859893116071349">
            <text:p>0.8598931161</text:p>
          </table:table-cell>
          <table:table-cell table:style-name="ce2" office:value-type="string">
            <text:p><text:s/>0.562E+02</text:p>
          </table:table-cell>
          <table:table-cell table:formula="of:=LOG([.M8]/[.M9];2)" office:value-type="float" office:value="0.859927116637932">
            <text:p>0.859927116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10]*[.B10]*[.A10]" office:value-type="float" office:value="4096000">
            <text:p>4096000</text:p>
          </table:table-cell>
          <table:table-cell table:number-columns-repeated="3"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2" office:value-type="string">
            <text:p><text:s/>0.281E+01 </text:p>
          </table:table-cell>
          <table:table-cell table:formula="of:=LOG([.I9]/[.I10];2)" office:value-type="float" office:value="0.845713257418231">
            <text:p>0.8457132574</text:p>
          </table:table-cell>
          <table:table-cell table:style-name="ce2" office:value-type="string">
            <text:p><text:s/>0.210E+02 </text:p>
          </table:table-cell>
          <table:table-cell table:formula="of:=LOG([.K9]/[.K10];2)" office:value-type="float" office:value="0.98619420047497">
            <text:p>0.9861942005</text:p>
          </table:table-cell>
          <table:table-cell table:style-name="ce2" office:value-type="string">
            <text:p><text:s/>0.280E+02</text:p>
          </table:table-cell>
          <table:table-cell table:formula="of:=LOG([.M9]/[.M10];2)" office:value-type="float" office:value="1.00514330327596">
            <text:p>1.005143303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formula="of:=[.C11]*[.B11]*[.A11]" office:value-type="float" office:value="4096000">
            <text:p>409600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table:style-name="ce2" office:value-type="string">
            <text:p><text:s/>0.155E+01 </text:p>
          </table:table-cell>
          <table:table-cell table:formula="of:=LOG([.I10]/[.I11];2)" office:value-type="float" office:value="0.858301914946689">
            <text:p>0.8583019149</text:p>
          </table:table-cell>
          <table:table-cell table:style-name="ce2" office:value-type="string">
            <text:p><text:s/>0.143E+02 </text:p>
          </table:table-cell>
          <table:table-cell table:formula="of:=LOG([.K10]/[.K11];2)" office:value-type="float" office:value="0.554374180887733">
            <text:p>0.5543741809</text:p>
          </table:table-cell>
          <table:table-cell table:style-name="ce2" office:value-type="string">
            <text:p><text:s/>0.149E+02</text:p>
          </table:table-cell>
          <table:table-cell table:formula="of:=LOG([.M10]/[.M11];2)" office:value-type="float" office:value="0.910114496482805">
            <text:p>0.910114496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0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oy </meta:initial-creator>
    <meta:creation-date>2014-08-02T16:32:27</meta:creation-date>
    <dc:date>2014-11-16T18:08:15</dc:date>
    <dc:creator>ninoy </dc:creator>
    <meta:editing-duration>P1DT9H22M7S</meta:editing-duration>
    <meta:editing-cycles>96</meta:editing-cycles>
    <meta:generator>LibreOffice/3.5$Linux_X86_64 LibreOffice_project/350m1$Build-2</meta:generator>
    <meta:document-statistic meta:table-count="9" meta:cell-count="783" meta:object-count="0"/>
  </office:meta>
</office:document-meta>
</file>